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font-weight="bold" style:font-weight-asian="bold" style:font-weight-complex="bold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Standard">
      <style:text-properties officeooo:rsid="00054d39" officeooo:paragraph-rsid="00054d39"/>
    </style:style>
    <style:style style:name="P4" style:family="paragraph" style:parent-style-name="Standard">
      <style:text-properties officeooo:rsid="00054d39" officeooo:paragraph-rsid="00054d39"/>
    </style:style>
    <style:style style:name="P5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[Framgia E-Learning System]</text:span></text:p>
      <text:p text:style-name="Preformatted_20_Text"><text:span text:style-name="Source_20_Text">【Home】</text:span></text:p>
      <text:p text:style-name="Preformatted_20_Text"><text:span text:style-name="Source_20_Text">User</text:span></text:p>
      <text:p text:style-name="Preformatted_20_Text"><text:span text:style-name="Source_20_Text">- can see his summary (follow, the number of words his memorised, ranking, etc.)</text:span></text:p>
      <text:p text:style-name="Preformatted_20_Text"><text:span text:style-name="Source_20_Text">- can see the buttons "Word List" and "Start Lesson"</text:span></text:p>
      <text:p text:style-name="Preformatted_20_Text"><text:span text:style-name="Source_20_Text">- can see activities (his and following users)</text:span></text:p>
      <text:p text:style-name="Preformatted_20_Text"><text:span text:style-name="Source_20_Text">- can see more activities by scrolling down</text:span></text:p>
      <text:p text:style-name="Preformatted_20_Text"><text:span text:style-name="Source_20_Text">【Profile】</text:span></text:p>
      <text:p text:style-name="Preformatted_20_Text"><text:span text:style-name="Source_20_Text">User</text:span></text:p>
      <text:p text:style-name="Preformatted_20_Text"><text:span text:style-name="Source_20_Text">- can see profile</text:span></text:p>
      <text:p text:style-name="Preformatted_20_Text"><text:span text:style-name="Source_20_Text">【Profile(edit)】</text:span></text:p>
      <text:p text:style-name="Preformatted_20_Text"><text:span text:style-name="Source_20_Text">User</text:span></text:p>
      <text:p text:style-name="Preformatted_20_Text"><text:span text:style-name="Source_20_Text">- can update Name, Email, Password, Avatar</text:span></text:p>
      <text:p text:style-name="Preformatted_20_Text"><text:span text:style-name="Source_20_Text">【Word List】</text:span></text:p>
      <text:p text:style-name="Preformatted_20_Text"><text:span text:style-name="Source_20_Text">User</text:span></text:p>
      <text:p text:style-name="Preformatted_20_Text"><text:span text:style-name="Source_20_Text">- can see word list</text:span></text:p>
      <text:p text:style-name="Preformatted_20_Text"><text:span text:style-name="Source_20_Text">- can filter the list by some conditions (e.g. learned, unlearned, alphabet, category)</text:span></text:p>
      <text:p text:style-name="Preformatted_20_Text"><text:span text:style-name="Source_20_Text">- can see which word has he already learned.</text:span></text:p>
      <text:p text:style-name="Preformatted_20_Text"><text:span text:style-name="Source_20_Text">【Categories】</text:span></text:p>
      <text:p text:style-name="Preformatted_20_Text"><text:span text:style-name="Source_20_Text">User</text:span></text:p>
      <text:p text:style-name="Preformatted_20_Text"><text:span text:style-name="Source_20_Text">- can choose a course he learns from some courses.</text:span></text:p>
      <text:p text:style-name="Preformatted_20_Text"><text:span text:style-name="Source_20_Text">【Lesson】</text:span></text:p>
      <text:p text:style-name="Preformatted_20_Text"><text:span text:style-name="Source_20_Text">User</text:span></text:p>
      <text:p text:style-name="Preformatted_20_Text"><text:span text:style-name="Source_20_Text">- can solve the problems (by selecting, typing, filling)</text:span></text:p>
      <text:p text:style-name="Preformatted_20_Text"><text:span text:style-name="Source_20_Text">- can see the correct answer when he answer a question.</text:span></text:p>
      <text:p text:style-name="Preformatted_20_Text"><text:span text:style-name="Source_20_Text">- can see the progress in the lesson (e.g. "3/20")</text:span></text:p>
      <text:p text:style-name="Preformatted_20_Text"><text:span text:style-name="Source_20_Text">- can listen the pronunciation in each answer.</text:span></text:p>
      <text:p text:style-name="Preformatted_20_Text"><text:span text:style-name="Source_20_Text">【Result】</text:span></text:p>
      <text:p text:style-name="Preformatted_20_Text"><text:span text:style-name="Source_20_Text">User</text:span></text:p>
      <text:p text:style-name="Preformatted_20_Text"><text:span text:style-name="Source_20_Text">- can see the result of a lesson.</text:span></text:p>
      <text:p text:style-name="Preformatted_20_Text"><text:span text:style-name="Source_20_Text">【Admin】</text:span></text:p>
      <text:p text:style-name="Preformatted_20_Text"><text:span text:style-name="Source_20_Text">Admin User</text:span></text:p>
      <text:p text:style-name="Preformatted_20_Text"><text:span text:style-name="Source_20_Text">- can manage all data</text:span></text:p>
      <text:p text:style-name="P2"><text:a xlink:type="simple" xlink:href="https://cacoo.com/diagrams/32Lz1GkjMG4bckfS#1A710"><text:span text:style-name="Source_20_Text">https://cacoo.com/diagrams/32Lz1GkjMG4bckfS#1A710</text:span></text:a></text:p>
      <text:p text:style-name="P2"><text:span text:style-name="Source_20_Text"/></text:p>
      <text:p text:style-name="P1">Các bạn làm các việc sau:</text:p>
      <text:p text:style-name="Preformatted_20_Text">1. Design database.</text:p>
      <text:p text:style-name="Preformatted_20_Text">2. Gửi pull static page theo tutorial</text:p>
      <text:p text:style-name="Preformatted_20_Text">3. Gửi pull init model</text:p>
      <text:p text:style-name="Preformatted_20_Text">4. Các phần còn lại.</text:p>
      <text:p text:style-name="Preformatted_20_Text">5. Làm trong 10 ngày ( 2 tuần làm việc)</text:p>
      <text:p text:style-name="Preformatted_20_Text"/>
      <text:p text:style-name="P2">Chú ý: Không sáng tạo quá mức, đặc biệt chú ý về các kỹ thuật sẽ được training ở bên phải group chat này.</text:p>
      <text:p text:style-name="Standard"/>
      <text:p text:style-name="P3">[Coding Convention]</text:p>
      <text:p text:style-name="P3">https://github.com/framgia/coding-standards/blob/master/vn/README.md</text:p>
      <text:p text:style-name="P3"/>
      <text:p text:style-name="P3">[List of techniqes are Rails Advance]</text:p>
      <text:p text:style-name="P3">1. Nested Attribute</text:p>
      <text:p text:style-name="P3">2. Batch Update</text:p>
      <text:p text:style-name="P3">3. form_for/fields_for</text:p>
      <text:p text:style-name="P3">4. call back function</text:p>
      <text:p text:style-name="P3">5. marcro</text:p>
      <text:p text:style-name="P3">6. Ajax</text:p>
      <text:p text:style-name="P3"><text:soft-page-break/>7. Seed</text:p>
      <text:p text:style-name="P3">8. RESTful</text:p>
      <text:p text:style-name="P3">9. has_many/has_one/belongs_to</text:p>
      <text:p text:style-name="P3">10. Gem devise</text:p>
      <text:p text:style-name="P3">11. Transaction</text:p>
      <text:p text:style-name="P3">12. many to many relation</text:p>
      <text:p text:style-name="P3">13. resource</text:p>
      <text:p text:style-name="P3">14. CSV</text:p>
      <text:p text:style-name="P3">15. reject_if</text:p>
      <text:p text:style-name="P3">16. Pretty URL</text:p>
      <text:p text:style-name="P3">17. coffee</text:p>
      <text:p text:style-name="P3">18. allow destroy with nested attribute</text:p>
      <text:p text:style-name="P3">19. scope</text:p>
      <text:p text:style-name="P3">20. search form</text:p>
      <text:p text:style-name="P3">21. Nested form</text:p>
      <text:p text:style-name="P3">22. Gem CanCanCan</text:p>
      <text:p text:style-name="P3">23. Gem Ransack</text:p>
      <text:p text:style-name="P3"/>
      <text:p text:style-name="P3">[Ruby book]</text:p>
      <text:p text:style-name="P3">https://raw.githubusercontent.com/jay3126/various_imp_ebooks/master/the_ruby_programming_language.pdf</text:p>
      <text:p text:style-name="P3"/>
      <text:p text:style-name="P3">[Git]</text:p>
      <text:p text:style-name="P3">http://git-scm.com/book</text:p>
      <text:p text:style-name="P3">https://docs.google.com/presentation/d/17ujkZPZbHlku1O5p7vJcUpTKM_ppxFvK9bSF2DRF8_c/edit?usp=sharing Preview</text:p>
      <text:p text:style-name="P3"/>
      <text:p text:style-name="P3">[Evaluation]</text:p>
      <text:p text:style-name="P3">1. Working days</text:p>
      <text:p text:style-name="P3">2. Number of task (at least 2 tasks/day)</text:p>
      <text:p text:style-name="P3">3. Implement with new techniques</text:p>
      <text:p text:style-name="P3">4. Git</text:p>
      <text:p text:style-name="P3">5. Rails basic (in tutorial)</text:p>
      <text:p text:style-name="P3">6. Rails advance</text:p>
      <text:p text:style-name="P3">7. Coding convention</text:p>
      <text:p text:style-name="P3">8. Plus</text:p>
      <text:p text:style-name="P3">- Always think how to improve the current code and design more</text:p>
      <text:p text:style-name="P3">- Do not asks basic questions</text:p>
      <text:p text:style-name="P3">- Do not ask the same a problem many times</text:p>
      <text:p text:style-name="P3">- Researches to resolve problems by himself</text:p>
      <text:p text:style-name="P3">- Discusses with others in team</text:p>
      <text:p text:style-name="P3">- Gives actively the idea about problems in team </text:p>
      <text:p text:style-name="P3">- Discusses in lectures</text:p>
      <text:p text:style-name="P3">- Ask leader about complex task</text:p>
      <text:p text:style-name="P3">- Support others</text:p>
      <text:p text:style-name="P3">- Comment on GitHub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7T17:14:07.804043504</meta:creation-date>
    <dc:date>2015-04-20T10:09:49.422904816</dc:date>
    <meta:editing-duration>PT2H11M42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91" meta:word-count="415" meta:character-count="2450" meta:non-whitespace-character-count="2141"/>
  </office:meta>
</office:document-meta>
</file>